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129" officeooo:paragraph-rsid="000011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@student-OptiPlex-3050:~$ sudo service mongod start</text:p>
      <text:p text:style-name="P1">[sudo] password for student: </text:p>
      <text:p text:style-name="P1">student@student-OptiPlex-3050:~$ sudo service mongod status</text:p>
      <text:p text:style-name="P1">● mongod.service - MongoDB Database Server</text:p>
      <text:p text:style-name="P1"><text:s text:c="3"/>Loaded: loaded (/lib/systemd/system/mongod.service; enabled; vendor preset: e</text:p>
      <text:p text:style-name="P1"><text:s text:c="3"/>Active: active (running) since Tue 2022-06-14 15:33:03 IST; 11min ago</text:p>
      <text:p text:style-name="P1"><text:s text:c="5"/>Docs: https://docs.mongodb.org/manual</text:p>
      <text:p text:style-name="P1"><text:s/>Main PID: 1525 (mongod)</text:p>
      <text:p text:style-name="P1"><text:s text:c="3"/>CGroup: /system.slice/mongod.service</text:p>
      <text:p text:style-name="P1"><text:s text:c="11"/>└─1525 /usr/bin/mongod --config /etc/mongod.conf</text:p>
      <text:p text:style-name="P1"/>
      <text:p text:style-name="P1">Jun 14 15:33:03 student-OptiPlex-3050 systemd[1]: Started MongoDB Database Serve</text:p>
      <text:p text:style-name="P1">Jun 14 15:44:29 student-OptiPlex-3050 systemd[1]: Started MongoDB Database Serve</text:p>
      <text:p text:style-name="P1">lines 1-10/10 (END)</text:p>
      <text:p text:style-name="P1">student@student-OptiPlex-3050:~$ show dbs;</text:p>
      <text:p text:style-name="P1">The program 'show' can be found in the following packages:</text:p>
      <text:p text:style-name="P1"><text:s/>* mailutils-mh</text:p>
      <text:p text:style-name="P1"><text:s/>* nmh</text:p>
      <text:p text:style-name="P1">Try: sudo apt install &lt;selected package&gt;</text:p>
      <text:p text:style-name="P1"/>
      <text:p text:style-name="P1">student@student-OptiPlex-3050:~$ mongo --quiet</text:p>
      <text:p text:style-name="P1">&gt; use emp;</text:p>
      <text:p text:style-name="P1">switched to db emp</text:p>
      <text:p text:style-name="P1">&gt; db.createCollection("empdetails");</text:p>
      <text:p text:style-name="P1">{ "ok" : 1 }</text:p>
      <text:p text:style-name="P1">&gt; db.empdetails.insert({name:"aadi",age:24,email:"aradithya@gmail.com",salary:5000})</text:p>
      <text:p text:style-name="P1">WriteResult({ "nInserted" : 1 })</text:p>
      <text:p text:style-name="P1">&gt; db.empdetails.insert({name:"blessy",age:47,email:"blessy@gmail.com",salary:5500})</text:p>
      <text:p text:style-name="P1">WriteResult({ "nInserted" : 1 })</text:p>
      <text:p text:style-name="P1">&gt; db.empdetails.insert({name:"radhu",age:56,email:"radhu@gmail.com",salary:6500})</text:p>
      <text:p text:style-name="P1">WriteResult({ "nInserted" : 1 })</text:p>
      <text:p text:style-name="P1">&gt; db.empdetails.insert({name:"raison",age:36,email:"raison@gmail.com",salary:4500})</text:p>
      <text:p text:style-name="P1">WriteResult({ "nInserted" : 1 })</text:p>
      <text:p text:style-name="P1">&gt; db.empdetails.insert({name:"mohan",age:46,email:"mohan@gmail.com",salary:4000})</text:p>
      <text:p text:style-name="P1">WriteResult({ "nInserted" : 1 })</text:p>
      <text:p text:style-name="P1">&gt; db.empdeatils.findOne({name:"mohan"});</text:p>
      <text:p text:style-name="P1">null</text:p>
      <text:p text:style-name="P1">&gt; db.empdetails.findOne({name:"mohan"});</text:p>
      <text:p text:style-name="P1">{</text:p>
      <text:p text:style-name="P1"><text:tab/>"_id" : ObjectId("62a864a1dc947e72bf494bba"),</text:p>
      <text:p text:style-name="P1"><text:tab/>"name" : "mohan",</text:p>
      <text:p text:style-name="P1"><text:tab/>"age" : 46,</text:p>
      <text:p text:style-name="P1"><text:tab/>"email" : "mohan@gmail.com",</text:p>
      <text:p text:style-name="P1"><text:tab/>"salary" : 4000</text:p>
      <text:p text:style-name="P1">}</text:p>
      <text:p text:style-name="P1">&gt; db.empdetails.find({salary:{$gte:5000}});</text:p>
      <text:p text:style-name="P1">{ "_id" : ObjectId("62a86387dc947e72bf494bb6"), "name" : "aadi", "age" : 24, "email" : "aradithya@gmail.com", "salary" : 5000 }</text:p>
      <text:p text:style-name="P1">{ "_id" : ObjectId("62a863cbdc947e72bf494bb7"), "name" : "blessy", "age" : 47, "email" : "blessy@gmail.com", "salary" : 5500 }</text:p>
      <text:p text:style-name="P1">{ "_id" : ObjectId("62a863ecdc947e72bf494bb8"), "name" : "radhu", "age" : 56, "email" : "radhu@gmail.com", "salary" : 6500 }</text:p>
      <text:p text:style-name="P1"><text:soft-page-break/>&gt; db.empdetails.find({name:/^r/});</text:p>
      <text:p text:style-name="P1">{ "_id" : ObjectId("62a863ecdc947e72bf494bb8"), "name" : "radhu", "age" : 56, "email" : "radhu@gmail.com", "salary" : 6500 }</text:p>
      <text:p text:style-name="P1">{ "_id" : ObjectId("62a8640ddc947e72bf494bb9"), "name" : "raison", "age" : 36, "email" : "raison@gmail.com", "salary" : 4500 }</text:p>
      <text:p text:style-name="P1">&gt; db.empdetails.find({name:{$nin:["mohan","radhu","blessy"]}});</text:p>
      <text:p text:style-name="P1">{ "_id" : ObjectId("62a86387dc947e72bf494bb6"), "name" : "aadi", "age" : 24, "email" : "aradithya@gmail.com", "salary" : 5000 }</text:p>
      <text:p text:style-name="P1">{ "_id" : ObjectId("62a8640ddc947e72bf494bb9"), "name" : "raison", "age" : 36, "email" : "raison@gmail.com", "salary" : 4500 }</text:p>
      <text:p text:style-name="P1">&gt; db.empdetails.find({name:{$in:["mohan","radhu","blessy"]}});</text:p>
      <text:p text:style-name="P1">{ "_id" : ObjectId("62a863cbdc947e72bf494bb7"), "name" : "blessy", "age" : 47, "email" : "blessy@gmail.com", "salary" : 5500 }</text:p>
      <text:p text:style-name="P1">{ "_id" : ObjectId("62a863ecdc947e72bf494bb8"), "name" : "radhu", "age" : 56, "email" : "radhu@gmail.com", "salary" : 6500 }</text:p>
      <text:p text:style-name="P1">{ "_id" : ObjectId("62a864a1dc947e72bf494bba"), "name" : "mohan", "age" : 46, "email" : "mohan@gmail.com", "salary" : 4000 }</text:p>
      <text:p text:style-name="P1"/>
      <text:p text:style-name="P1">&gt; db.empdetails.find({age:{$lt:30}},{name:1,salary:1});</text:p>
      <text:p text:style-name="P1">{ "_id" : ObjectId("62a86387dc947e72bf494bb6"), "name" : "aadi", "salary" : 5000 }</text:p>
      <text:p text:style-name="P1"/>
      <text:p text:style-name="P1">&gt; db.empdetails.find({$and:[{age:{$lt:30}},{salary:{$gt:5000}}]});</text:p>
      <text:p text:style-name="P1">&gt; db.empdetails.findOneAndUpdate({name:"mohan"},{$set:{email:"neil@gps.com"}});</text:p>
      <text:p text:style-name="P1">{</text:p>
      <text:p text:style-name="P1"><text:tab/>"_id" : ObjectId("62a864a1dc947e72bf494bba"),</text:p>
      <text:p text:style-name="P1"><text:tab/>"name" : "mohan",</text:p>
      <text:p text:style-name="P1"><text:tab/>"age" : 46,</text:p>
      <text:p text:style-name="P1"><text:tab/>"email" : "mohan@gmail.com",</text:p>
      <text:p text:style-name="P1"><text:tab/>"salary" : 4000</text:p>
      <text:p text:style-name="P1">}</text:p>
      <text:p text:style-name="P1">&gt; db.empdetails.findOneAndUpdate({name:"mohan"},{$set:{email:"neil@gps.com"}});</text:p>
      <text:p text:style-name="P1">{</text:p>
      <text:p text:style-name="P1"><text:tab/>"_id" : ObjectId("62a864a1dc947e72bf494bba"),</text:p>
      <text:p text:style-name="P1"><text:tab/>"name" : "mohan",</text:p>
      <text:p text:style-name="P1"><text:tab/>"age" : 46,</text:p>
      <text:p text:style-name="P1"><text:tab/>"email" : "neil@gps.com",</text:p>
      <text:p text:style-name="P1"><text:tab/>"salary" : 4000</text:p>
      <text:p text:style-name="P1">}</text:p>
      <text:p text:style-name="P1">&gt; db.empdetails.deleteMany({age:{$gt:56}});</text:p>
      <text:p text:style-name="P1">{ "acknowledged" : true, "deletedCount" : 0 }</text:p>
      <text:p text:style-name="P1">&gt; db.empdetails.update({name:"mohan"},{$set:{age:57}});</text:p>
      <text:p text:style-name="P1">WriteResult({ "nMatched" : 1, "nUpserted" : 0, "nModified" : 1 })</text:p>
      <text:p text:style-name="P1">&gt; db.empdetails.deleteMany({age:{$gt:56}});</text:p>
      <text:p text:style-name="P1">{ "acknowledged" : true, "deletedCount" : 1 }</text:p>
      <text:p text:style-name="P1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16:43:52.096257529</meta:creation-date>
    <dc:date>2022-06-14T16:45:21.303963987</dc:date>
    <meta:editing-duration>PT1M30S</meta:editing-duration>
    <meta:editing-cycles>1</meta:editing-cycles>
    <meta:document-statistic meta:table-count="0" meta:image-count="0" meta:object-count="0" meta:page-count="2" meta:paragraph-count="83" meta:word-count="434" meta:character-count="4103" meta:non-whitespace-character-count="3709"/>
    <meta:generator>LibreOffice/5.1.6.2$Linux_X86_64 LibreOffice_project/10m0$Build-2</meta:generator>
  </office:meta>
</office:document-meta>
</file>